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arProcessor.configure( Configuration processorConf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LinearProcessor.verifyMailAddresses( Collection c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arProcessor.closeProcessorL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inearProcessor.add( Matcher matcher , Mailet mail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earProcess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arProcessor.setMailetLoader( MailetLoader mailet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getMatcherConfi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arProcessor.setSpool( SpoolRepository sp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arProcesso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handleException( MessagingException me , Mail mail , String offendersName , String next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nearProcessor.setMatchLoader( MatcherLoader match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service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arProcessor.getMai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arProcessor.match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getMatch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arProcessor.getMailetConfi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arProcessor.openProcess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